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607A12D9.png" manifest:media-type="image/png"/>
  <manifest:file-entry manifest:full-path="Pictures/100002010000032000000320D50A62D6.png" manifest:media-type="image/png"/>
  <manifest:file-entry manifest:full-path="Pictures/10000000000001B20000005C3B81096D.gif" manifest:media-type="image/gif"/>
  <manifest:file-entry manifest:full-path="Pictures/100000000000046B0000034A47D9A880.png" manifest:media-type="image/png"/>
  <manifest:file-entry manifest:full-path="Pictures/10000201000001000000010038B9C35F.png" manifest:media-type="image/png"/>
  <manifest:file-entry manifest:full-path="Pictures/10000000000002720000027201D048D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dd4814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02cm" svg:height="2.402cm" svg:x="15.405cm" svg:y="9.901cm">
          <draw:image xlink:href="Pictures/10000000000002720000027201D048D4.jpg" xlink:type="simple" xlink:show="embed" xlink:actuate="onLoad">
            <text:p/>
          </draw:image>
        </draw:frame>
        <draw:frame draw:style-name="gr1" draw:text-style-name="P1" draw:layer="layout" svg:width="5.721cm" svg:height="4.258cm" svg:x="8.025cm" svg:y="11.926cm">
          <draw:image xlink:href="Pictures/100000000000046B0000034A47D9A880.png" xlink:type="simple" xlink:show="embed" xlink:actuate="onLoad">
            <text:p/>
          </draw:image>
        </draw:frame>
        <draw:custom-shape draw:style-name="gr2" draw:text-style-name="P1" draw:layer="layout" svg:width="3.048cm" svg:height="4.826cm" svg:x="12.978cm" svg:y="11.7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13.459cm" svg:y="12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76cm" svg:y="12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6cm" svg:y="1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761cm" svg:y="1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61cm" svg:y="14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762cm" svg:y="14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3.462cm" svg:y="15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763cm" svg:y="15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2.586cm" svg:height="2.667cm" svg:x="8.081cm" svg:y="7.191cm">
          <draw:image xlink:href="Pictures/10000000000001B20000005C3B81096D.gif" xlink:type="simple" xlink:show="embed" xlink:actuate="onLoad">
            <text:p/>
          </draw:image>
        </draw:frame>
        <draw:frame draw:style-name="gr1" draw:text-style-name="P1" draw:layer="layout" svg:width="2.867cm" svg:height="2.867cm" svg:x="15.772cm" svg:y="3.889cm">
          <draw:image xlink:href="Pictures/10000201000001000000010038B9C35F.png" xlink:type="simple" xlink:show="embed" xlink:actuate="onLoad">
            <text:p/>
          </draw:image>
        </draw:frame>
        <draw:frame draw:style-name="gr1" draw:text-style-name="P1" draw:layer="layout" svg:width="2.402cm" svg:height="2.402cm" svg:x="13.051cm" svg:y="4.281cm">
          <draw:image xlink:href="Pictures/10000000000002720000027201D048D4.jpg" xlink:type="simple" xlink:show="embed" xlink:actuate="onLoad">
            <text:p/>
          </draw:image>
        </draw:frame>
        <draw:frame draw:style-name="gr1" draw:text-style-name="P1" draw:layer="layout" svg:width="2.032cm" svg:height="2.032cm" svg:x="10.13cm" svg:y="5.413cm">
          <draw:image xlink:href="Pictures/100002010000032000000320D50A62D6.png" xlink:type="simple" xlink:show="embed" xlink:actuate="onLoad">
            <text:p/>
          </draw:image>
        </draw:frame>
        <draw:custom-shape draw:style-name="gr2" draw:text-style-name="P1" draw:layer="layout" svg:width="3.048cm" svg:height="4.826cm" svg:x="5.104cm" svg:y="11.739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889cm" svg:height="0.762cm" svg:x="6.855cm" svg:y="11.86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254cm" svg:height="0.635cm" svg:x="7.171cm" svg:y="11.33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1" draw:layer="layout" svg:width="0.889cm" svg:height="0.762cm" svg:x="5.485cm" svg:y="12.13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254cm" svg:height="0.635cm" svg:x="5.801cm" svg:y="11.61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1" draw:layer="layout" svg:width="0.889cm" svg:height="0.762cm" svg:x="6.855cm" svg:y="13.56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254cm" svg:height="0.635cm" svg:x="7.171cm" svg:y="13.03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1" draw:layer="layout" svg:width="0.889cm" svg:height="0.762cm" svg:x="5.485cm" svg:y="13.83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254cm" svg:height="0.635cm" svg:x="5.801cm" svg:y="13.31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1" draw:layer="layout" svg:width="0.889cm" svg:height="0.762cm" svg:x="6.855cm" svg:y="15.06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254cm" svg:height="0.635cm" svg:x="7.171cm" svg:y="14.53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4" draw:text-style-name="P1" draw:layer="layout" svg:width="0.889cm" svg:height="0.762cm" svg:x="5.485cm" svg:y="15.33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254cm" svg:height="0.635cm" svg:x="5.801cm" svg:y="14.81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" draw:text-style-name="P1" draw:layer="layout" svg:width="3.048cm" svg:height="4.826cm" svg:x="19.836cm" svg:y="11.739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889cm" svg:height="0.762cm" svg:x="20.344cm" svg:y="11.88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0.254cm" svg:height="0.635cm" svg:x="20.66cm" svg:y="11.3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1" draw:layer="layout" svg:width="0.889cm" svg:height="0.762cm" svg:x="21.614cm" svg:y="12.1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0.254cm" svg:height="0.635cm" svg:x="21.93cm" svg:y="11.59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1" draw:layer="layout" svg:width="0.889cm" svg:height="0.762cm" svg:x="20.344cm" svg:y="13.5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0.254cm" svg:height="0.635cm" svg:x="20.66cm" svg:y="13.00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1" draw:layer="layout" svg:width="0.889cm" svg:height="0.762cm" svg:x="21.614cm" svg:y="13.77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0.254cm" svg:height="0.635cm" svg:x="21.93cm" svg:y="13.2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1" draw:layer="layout" svg:width="0.889cm" svg:height="0.762cm" svg:x="20.344cm" svg:y="15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0.254cm" svg:height="0.635cm" svg:x="20.66cm" svg:y="14.6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1" draw:layer="layout" svg:width="0.889cm" svg:height="0.762cm" svg:x="21.614cm" svg:y="15.42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0.254cm" svg:height="0.635cm" svg:x="21.93cm" svg:y="14.89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" draw:text-style-name="P1" draw:layer="layout" svg:width="3.048cm" svg:height="3.048cm" svg:x="16.875cm" svg:y="10.779cm">
          <draw:image xlink:href="Pictures/100002010000010000000100607A12D9.png" xlink:type="simple" xlink:show="embed" xlink:actuate="onLoad">
            <text:p/>
          </draw:image>
        </draw:frame>
        <draw:g>
          <draw:custom-shape draw:style-name="gr4" draw:text-style-name="P1" draw:layer="layout" svg:width="0.889cm" svg:height="0.762cm" svg:x="13.393cm" svg:y="13.22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254cm" svg:height="0.635cm" svg:x="13.709cm" svg:y="12.69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1" draw:layer="layout" svg:width="0.889cm" svg:height="0.762cm" svg:x="14.667cm" svg:y="14.32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1" draw:layer="layout" svg:width="0.254cm" svg:height="0.635cm" svg:x="14.983cm" svg:y="13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6:17:48.660141534</meta:creation-date>
    <dc:date>2016-05-23T16:48:21.400021214</dc:date>
    <meta:editing-duration>PT25M2S</meta:editing-duration>
    <meta:editing-cycles>13</meta:editing-cycles>
    <meta:generator>LibreOffice/4.2.8.2$Linux_X86_64 LibreOffice_project/420m0$Build-2</meta:generator>
    <meta:document-statistic meta:object-count="60"/>
  </office:meta>
</office:document-meta>
</file>